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498cm" fo:min-width="0.048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solid" draw:fill-color="#dddddd" draw:textarea-horizontal-align="justify" draw:textarea-vertical-align="middle" draw:auto-grow-height="false" fo:min-height="0.498cm" fo:min-width="0.048cm" fo:padding-top="0.151cm" fo:padding-bottom="0.151cm" fo:padding-left="0.276cm" fo:padding-right="0.276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6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dddddd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4.5cm" svg:y1="4.2cm" svg:x2="13cm" svg:y2="4.2cm">
          <text:p/>
        </draw:line>
        <draw:custom-shape draw:style-name="gr2" draw:text-style-name="P2" draw:layer="layout" svg:width="0.6cm" svg:height="0.8cm" svg:x="5.2cm" svg:y="3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8cm" svg:x="6.2cm" svg:y="3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8cm" svg:x="7.2cm" svg:y="3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8cm" svg:x="8.2cm" svg:y="3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8cm" svg:x="10.2cm" svg:y="3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8cm" svg:x="11.2cm" svg:y="3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8cm" svg:x="12.2cm" svg:y="3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8cm" svg:x="6.2cm" svg:y="4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8cm" svg:x="7.2cm" svg:y="4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8cm" svg:x="8.2cm" svg:y="4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cm" svg:height="0.8cm" svg:x="9.2cm" svg:y="4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8cm" svg:x="10.2cm" svg:y="4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8cm" svg:x="7.2cm" svg:y="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8cm" svg:x="8.2cm" svg:y="5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cm" svg:height="0.8cm" svg:x="9.2cm" svg:y="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8cm" svg:x="10.2cm" svg:y="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8cm" svg:x="11.2cm" svg:y="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8cm" svg:x="8.2cm" svg:y="6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cm" svg:height="0.8cm" svg:x="9.2cm" svg:y="6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8cm" svg:x="10.2cm" svg:y="6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8cm" svg:x="11.2cm" svg:y="6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8cm" svg:x="12.2cm" svg:y="6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8cm" svg:x="12.2cm" svg:y="8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8cm" svg:x="11.2cm" svg:y="8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8cm" svg:x="10.2cm" svg:y="8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8cm" svg:x="9.2cm" svg:y="8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8cm" svg:x="8.2cm" svg:y="8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8cm" svg:x="7.2cm" svg:y="8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8cm" svg:x="6.2cm" svg:y="8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cm" svg:height="0.1cm" svg:x="9.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1.2cm" svg:height="1cm" svg:x="4.2cm" svg:y="6.5cm">
          <draw:text-box>
            <text:p>+</text:p>
          </draw:text-box>
        </draw:frame>
        <draw:line draw:style-name="gr1" draw:text-style-name="P1" draw:layer="layout" svg:x1="4.5cm" svg:y1="7.9cm" svg:x2="13cm" svg:y2="7.9cm">
          <text:p/>
        </draw:line>
        <draw:custom-shape draw:style-name="gr6" draw:text-style-name="P2" draw:layer="layout" svg:width="0.2cm" svg:height="0.27cm" svg:x="10.65cm" svg:y="7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cm" svg:height="0.27cm" svg:x="9.65cm" svg:y="7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cm" svg:height="0.27cm" svg:x="8.65cm" svg:y="7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cm" svg:height="0.27cm" svg:x="7.65cm" svg:y="7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cm" svg:height="0.27cm" svg:x="6.65cm" svg:y="7.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eter </meta:initial-creator>
    <meta:creation-date>2021-04-10T09:30:00.655288725</meta:creation-date>
    <dc:date>2021-04-10T09:45:10.184376051</dc:date>
    <dc:creator>Peter </dc:creator>
    <meta:editing-duration>PT15M10S</meta:editing-duration>
    <meta:editing-cycles>3</meta:editing-cycles>
    <meta:generator>LibreOffice/6.4.6.2$Linux_X86_64 LibreOffice_project/40$Build-2</meta:generator>
    <meta:document-statistic meta:object-count="38"/>
  </office:meta>
</office:document-meta>
</file>